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NewRomanPSMT" svg:font-family="TimesNewRomanPSMT" style:font-family-generic="roman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5.4069in" style:rel-column-width="51166*"/>
    </style:style>
    <style:style style:name="Table1.B" style:family="table-column">
      <style:table-column-properties style:column-width="1.5181in" style:rel-column-width="1436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22" style:family="table-row">
      <style:table-row-properties style:min-row-height="0.1972in"/>
    </style:style>
    <style:style style:name="Table1.34" style:family="table-row">
      <style:table-row-properties style:min-row-height="0.2646in"/>
    </style:style>
    <style:style style:name="P1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43bc9d" style:font-size-asian="11pt" style:font-size-complex="11pt"/>
    </style:style>
    <style:style style:name="P2" style:family="paragraph" style:parent-style-name="Table_20_Heading">
      <style:paragraph-properties fo:text-align="start" style:justify-single-word="false"/>
      <style:text-properties officeooo:paragraph-rsid="0012030e"/>
    </style:style>
    <style:style style:name="P3" style:family="paragraph" style:parent-style-name="Table_20_Heading">
      <style:paragraph-properties fo:text-align="start" style:justify-single-word="false"/>
      <style:text-properties officeooo:paragraph-rsid="00134944"/>
    </style:style>
    <style:style style:name="P4" style:family="paragraph" style:parent-style-name="Text_20_body">
      <style:paragraph-properties fo:text-align="start" style:justify-single-word="false"/>
      <style:text-properties officeooo:paragraph-rsid="00381ff0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2b558d"/>
    </style:style>
    <style:style style:name="P7" style:family="paragraph" style:parent-style-name="Text_20_body">
      <style:paragraph-properties fo:text-align="start" style:justify-single-word="false"/>
      <style:text-properties officeooo:paragraph-rsid="00185099"/>
    </style:style>
    <style:style style:name="P8" style:family="paragraph" style:parent-style-name="Text_20_body">
      <style:text-properties officeooo:paragraph-rsid="002db49d"/>
    </style:style>
    <style:style style:name="P9" style:family="paragraph" style:parent-style-name="Body">
      <style:text-properties officeooo:paragraph-rsid="0015c9df"/>
    </style:style>
    <style:style style:name="P10" style:family="paragraph" style:parent-style-name="Body">
      <style:text-properties officeooo:paragraph-rsid="00178c99"/>
    </style:style>
    <style:style style:name="P11" style:family="paragraph" style:parent-style-name="Text_20_body">
      <style:text-properties officeooo:paragraph-rsid="006341a1"/>
    </style:style>
    <style:style style:name="P12" style:family="paragraph" style:parent-style-name="Text_20_body">
      <style:text-properties officeooo:paragraph-rsid="007f2558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74ae50" officeooo:paragraph-rsid="00471a97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74ae50" officeooo:paragraph-rsid="0074ae50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b7033" officeooo:paragraph-rsid="005b7033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54177" officeooo:paragraph-rsid="00454177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c91a" officeooo:paragraph-rsid="0046c91a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c91a" officeooo:paragraph-rsid="0074ae50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5cf47" officeooo:paragraph-rsid="0055cf47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d5ceb" officeooo:paragraph-rsid="005d5ceb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c0df" officeooo:paragraph-rsid="0069c0df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c0df" officeooo:paragraph-rsid="0074ae50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8e99e" officeooo:paragraph-rsid="0048e99e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8e99e" officeooo:paragraph-rsid="0074ae50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97de1" officeooo:paragraph-rsid="00597de1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74ac7" officeooo:paragraph-rsid="00574ac7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b9d0" officeooo:paragraph-rsid="0046b9d0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71a97" officeooo:paragraph-rsid="00471a97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7be16" officeooo:paragraph-rsid="006bab03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7be16" officeooo:paragraph-rsid="0067be16" style:font-size-asian="10pt" style:font-style-asian="italic" style:font-size-complex="10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8419f" officeooo:paragraph-rsid="0058419f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aa17" officeooo:paragraph-rsid="0046aa17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aa17" officeooo:paragraph-rsid="00691eb8" style:font-size-asian="10pt" style:font-style-asian="italic" style:font-size-complex="10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1eb8" officeooo:paragraph-rsid="00691eb8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fo:language="en" fo:country="US" fo:font-weight="bold" officeooo:rsid="00454177" officeooo:paragraph-rsid="0045417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fo:language="en" fo:country="US" fo:font-weight="bold" officeooo:rsid="00741439" officeooo:paragraph-rsid="00741439" style:font-size-asian="10pt" style:font-weight-asian="bold" style:font-size-complex="10pt" style:font-weight-complex="bold"/>
    </style:style>
    <style:style style:name="P37" style:family="paragraph" style:parent-style-name="Table_20_Heading">
      <style:paragraph-properties fo:text-align="start" style:justify-single-word="false"/>
      <style:text-properties style:font-name="Times New Roman" fo:font-size="11pt" fo:language="en" fo:country="US" style:font-size-asian="9.60000038146973pt" style:font-size-complex="11pt"/>
    </style:style>
    <style:style style:name="P38" style:family="paragraph" style:parent-style-name="Body">
      <style:text-properties style:font-name="Times New Roman" fo:font-size="11pt" fo:language="en" fo:country="US" style:font-size-asian="11pt" style:font-size-complex="11pt"/>
    </style:style>
    <style:style style:name="P39" style:family="paragraph" style:parent-style-name="Text_20_body">
      <style:text-properties style:font-name="Times New Roman" fo:font-size="11pt" fo:language="en" fo:country="US" officeooo:paragraph-rsid="002db49d" style:font-size-asian="11pt" style:font-size-complex="11pt"/>
    </style:style>
    <style:style style:name="P40" style:family="paragraph" style:parent-style-name="Text_20_body">
      <style:text-properties officeooo:paragraph-rsid="00875738"/>
    </style:style>
    <style:style style:name="P41" style:family="paragraph" style:parent-style-name="Body" style:list-style-name="WW8Num5">
      <style:text-properties style:font-name="Times New Roman" fo:font-size="11pt" fo:language="en" fo:country="US" style:font-size-asian="11pt" style:font-size-complex="11pt"/>
    </style:style>
    <style:style style:name="P42" style:family="paragraph" style:parent-style-name="Body" style:list-style-name="WW8Num6">
      <style:text-properties style:font-name="Times New Roman" fo:font-size="11pt" fo:language="en" fo:country="US" style:font-size-asian="11pt" style:font-size-complex="11pt"/>
    </style:style>
    <style:style style:name="P43" style:family="paragraph" style:parent-style-name="Body" style:list-style-name="WW8Num7">
      <style:text-properties style:font-name="Times New Roman" fo:font-size="11pt" fo:language="en" fo:country="US" style:font-size-asian="11pt" style:font-size-complex="11pt"/>
    </style:style>
    <style:style style:name="P44" style:family="paragraph" style:parent-style-name="Body" style:list-style-name="WW8Num8">
      <style:text-properties style:font-name="Times New Roman" fo:font-size="11pt" fo:language="en" fo:country="US" style:font-size-asian="11pt" style:font-size-complex="11pt"/>
    </style:style>
    <style:style style:name="P45" style:family="paragraph" style:parent-style-name="Body" style:list-style-name="WW8Num9"/>
    <style:style style:name="P46" style:family="paragraph" style:parent-style-name="Body" style:list-style-name="WW8Num10"/>
    <style:style style:name="P47" style:family="paragraph" style:parent-style-name="Body" style:list-style-name="WW8Num11"/>
    <style:style style:name="P48" style:family="paragraph" style:parent-style-name="Body" style:list-style-name="WW8Num12"/>
    <style:style style:name="P49" style:family="paragraph" style:parent-style-name="Body" style:list-style-name="WW8Num13"/>
    <style:style style:name="P50" style:family="paragraph" style:parent-style-name="Body" style:list-style-name="WW8Num14"/>
    <style:style style:name="P51" style:family="paragraph" style:parent-style-name="Body" style:list-style-name="WW8Num14">
      <style:text-properties officeooo:paragraph-rsid="0015c9df"/>
    </style:style>
    <style:style style:name="P52" style:family="paragraph" style:parent-style-name="Body" style:list-style-name="L6">
      <style:text-properties officeooo:paragraph-rsid="00178c99"/>
    </style:style>
    <style:style style:name="P53" style:family="paragraph" style:parent-style-name="Body" style:list-style-name="L7">
      <style:text-properties officeooo:paragraph-rsid="0015c9df"/>
    </style:style>
    <style:style style:name="P54" style:family="paragraph" style:parent-style-name="Body" style:list-style-name="WW8Num17"/>
    <style:style style:name="P55" style:family="paragraph" style:parent-style-name="Heading_20_2">
      <style:text-properties officeooo:paragraph-rsid="00875738"/>
    </style:style>
    <style:style style:name="P56" style:family="paragraph" style:parent-style-name="Heading_20_2">
      <style:text-properties officeooo:paragraph-rsid="007f2558"/>
    </style:style>
    <style:style style:name="P57" style:family="paragraph" style:parent-style-name="Heading_20_2">
      <style:text-properties officeooo:paragraph-rsid="006341a1"/>
    </style:style>
    <style:style style:name="P58" style:family="paragraph" style:parent-style-name="Heading_20_2">
      <style:text-properties officeooo:paragraph-rsid="0043bc9d"/>
    </style:style>
    <style:style style:name="P59" style:family="paragraph" style:parent-style-name="Heading_20_2">
      <style:text-properties officeooo:paragraph-rsid="00381ff0"/>
    </style:style>
    <style:style style:name="P60" style:family="paragraph" style:parent-style-name="Heading_20_3">
      <style:text-properties officeooo:paragraph-rsid="000cdcb2"/>
    </style:style>
    <style:style style:name="P61" style:family="paragraph" style:parent-style-name="Heading_20_3">
      <style:text-properties officeooo:paragraph-rsid="000e49ee"/>
    </style:style>
    <style:style style:name="P62" style:family="paragraph" style:parent-style-name="Heading_20_3">
      <style:text-properties officeooo:paragraph-rsid="0040875c"/>
    </style:style>
    <style:style style:name="P63" style:family="paragraph" style:parent-style-name="Heading_20_3">
      <style:text-properties officeooo:paragraph-rsid="000f9aa5"/>
    </style:style>
    <style:style style:name="P64" style:family="paragraph" style:parent-style-name="Heading_20_3">
      <style:text-properties officeooo:paragraph-rsid="008b0476"/>
    </style:style>
    <style:style style:name="P65" style:family="paragraph" style:parent-style-name="Text_20_body" style:list-style-name="L1">
      <style:text-properties officeooo:paragraph-rsid="00875738"/>
    </style:style>
    <style:style style:name="P66" style:family="paragraph" style:parent-style-name="Text_20_body" style:list-style-name="L2">
      <style:text-properties officeooo:paragraph-rsid="007f2558"/>
    </style:style>
    <style:style style:name="P67" style:family="paragraph" style:parent-style-name="Text_20_body" style:list-style-name="L2">
      <style:text-properties officeooo:paragraph-rsid="008d141c"/>
    </style:style>
    <style:style style:name="P68" style:family="paragraph" style:parent-style-name="Text_20_body" style:list-style-name="L3">
      <style:text-properties officeooo:paragraph-rsid="006341a1"/>
    </style:style>
    <style:style style:name="P69" style:family="paragraph" style:parent-style-name="Text_20_body" style:list-style-name="L4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43bc9d"/>
    </style:style>
    <style:style style:name="P70" style:family="paragraph" style:parent-style-name="Text_20_body" style:list-style-name="L5">
      <style:paragraph-properties fo:text-align="start" style:justify-single-word="false"/>
      <style:text-properties officeooo:paragraph-rsid="00381ff0"/>
    </style:style>
    <style:style style:name="P71" style:family="paragraph" style:parent-style-name="Text_20_body" style:list-style-name="WW8Num2">
      <style:paragraph-properties fo:text-align="start" style:justify-single-word="false"/>
    </style:style>
    <style:style style:name="P72" style:family="paragraph" style:parent-style-name="Text_20_body" style:list-style-name="WW8Num2">
      <style:paragraph-properties fo:text-align="start" style:justify-single-word="false"/>
      <style:text-properties officeooo:paragraph-rsid="002b558d"/>
    </style:style>
    <style:style style:name="P73" style:family="paragraph" style:parent-style-name="Text_20_body" style:list-style-name="WW8Num3">
      <style:paragraph-properties fo:text-align="start" style:justify-single-word="false"/>
      <style:text-properties officeooo:paragraph-rsid="00185099"/>
    </style:style>
    <style:style style:name="P74" style:family="paragraph" style:parent-style-name="Text_20_body" style:list-style-name="WW8Num3">
      <style:paragraph-properties fo:text-align="start" style:justify-single-word="false"/>
    </style:style>
    <style:style style:name="P75" style:family="paragraph" style:parent-style-name="Text_20_body" style:list-style-name="WW8Num4">
      <style:paragraph-properties fo:text-align="start" style:justify-single-word="false"/>
    </style:style>
    <style:style style:name="P76" style:family="paragraph" style:parent-style-name="Text_20_body" style:list-style-name="WW8Num3">
      <style:paragraph-properties fo:text-align="start" style:justify-single-word="false"/>
      <style:text-properties style:font-name="Times New Roman" fo:font-size="11pt" fo:language="en" fo:country="US" officeooo:paragraph-rsid="00185099" style:font-size-asian="11pt" style:font-size-complex="11pt"/>
    </style:style>
    <style:style style:name="T1" style:family="text">
      <style:text-properties style:font-name="Times New Roman" fo:language="en" fo:country="US" style:font-name-asian="Times New Roman" style:font-name-complex="Times New Roman"/>
    </style:style>
    <style:style style:name="T2" style:family="text">
      <style:text-properties style:font-name="Times New Roman" fo:language="en" fo:country="US" officeooo:rsid="00381ff0" style:font-name-asian="Times New Roman" style:font-name-complex="Times New Roman"/>
    </style:style>
    <style:style style:name="T3" style:family="text">
      <style:text-properties style:font-name="Times New Roman" fo:language="en" fo:country="US" officeooo:rsid="000cdcb2" style:font-name-asian="Times New Roman" style:font-name-complex="Times New Roman"/>
    </style:style>
    <style:style style:name="T4" style:family="text">
      <style:text-properties style:font-name="Times New Roman" fo:language="en" fo:country="US" officeooo:rsid="001d3a6e" style:font-name-asian="Times New Roman" style:font-name-complex="Times New Roman"/>
    </style:style>
    <style:style style:name="T5" style:family="text">
      <style:text-properties style:font-name="Times New Roman" fo:language="en" fo:country="US" officeooo:rsid="00424edd" style:font-name-asian="Times New Roman" style:font-name-complex="Times New Roman"/>
    </style:style>
    <style:style style:name="T6" style:family="text">
      <style:text-properties style:font-name="Times New Roman" fo:language="en" fo:country="US" officeooo:rsid="0040875c" style:font-name-asian="Times New Roman" style:font-name-complex="Times New Roman"/>
    </style:style>
    <style:style style:name="T7" style:family="text">
      <style:text-properties style:font-name="Times New Roman" fo:language="en" fo:country="US" style:font-name-asian="Arial" style:font-name-complex="Arial"/>
    </style:style>
    <style:style style:name="T8" style:family="text">
      <style:text-properties style:font-name="Times New Roman" fo:language="en" fo:country="US" style:font-name-complex="Times New Roman"/>
    </style:style>
    <style:style style:name="T9" style:family="text">
      <style:text-properties style:font-name="Times New Roman" fo:language="en" fo:country="US" officeooo:rsid="00929859" style:font-name-complex="Times New Roman"/>
    </style:style>
    <style:style style:name="T10" style:family="text">
      <style:text-properties style:font-name="Times New Roman" fo:language="en" fo:country="US" officeooo:rsid="00454177" style:font-name-complex="Times New Roman"/>
    </style:style>
    <style:style style:name="T11" style:family="text">
      <style:text-properties style:font-name="Times New Roman" fo:language="en" fo:country="US" officeooo:rsid="0048e99e" style:font-name-complex="Times New Roman"/>
    </style:style>
    <style:style style:name="T12" style:family="text">
      <style:text-properties style:font-name="Times New Roman" fo:language="en" fo:country="US" officeooo:rsid="00821617" style:font-name-complex="Times New Roman"/>
    </style:style>
    <style:style style:name="T13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14" style:family="text">
      <style:text-properties style:font-name="Times New Roman" fo:language="en" fo:country="US" fo:font-weight="normal" officeooo:rsid="000cdcb2" style:font-name-asian="Times New Roman" style:font-weight-asian="normal" style:font-name-complex="Times New Roman" style:font-weight-complex="normal"/>
    </style:style>
    <style:style style:name="T15" style:family="text">
      <style:text-properties style:font-name="Times New Roman" fo:language="en" fo:country="US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16" style:family="text">
      <style:text-properties style:font-name="Times New Roman" fo:language="en" fo:country="US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7" style:family="text">
      <style:text-properties style:font-name="Times New Roman" fo:language="en" fo:country="US" fo:font-style="italic" fo:font-weight="normal" officeooo:rsid="002b21d2" style:font-name-asian="Times New Roman" style:font-style-asian="italic" style:font-weight-asian="normal" style:font-name-complex="Times New Roman" style:font-style-complex="italic" style:font-weight-complex="normal"/>
    </style:style>
    <style:style style:name="T18" style:family="text">
      <style:text-properties style:font-name="Times New Roman" fo:language="en" fo:country="US" fo:font-style="italic" officeooo:rsid="0083cd8d" style:font-style-asian="italic" style:font-name-complex="Times New Roman" style:font-style-complex="italic"/>
    </style:style>
    <style:style style:name="T19" style:family="text">
      <style:text-properties style:font-name="Times New Roman" fo:font-size="11pt" fo:language="en" fo:country="US" officeooo:rsid="00929859" style:font-size-asian="9.60000038146973pt" style:font-name-complex="Times New Roman" style:font-size-complex="11pt"/>
    </style:style>
    <style:style style:name="T20" style:family="text">
      <style:text-properties style:font-name="Times New Roman" fo:font-size="11pt" fo:language="en" fo:country="US" officeooo:rsid="00937b02" style:font-size-asian="11pt" style:language-asian="zh" style:country-asian="CN" style:font-name-complex="Times New Roman" style:font-size-complex="11pt" style:language-complex="hi" style:country-complex="IN"/>
    </style:style>
    <style:style style:name="T21" style:family="text">
      <style:text-properties style:font-name="Times New Roman" fo:font-size="11pt" fo:language="en" fo:country="US" officeooo:rsid="00929859" style:font-size-asian="11pt" style:language-asian="zh" style:country-asian="CN" style:font-name-complex="Times New Roman" style:font-size-complex="11pt" style:language-complex="hi" style:country-complex="IN"/>
    </style:style>
    <style:style style:name="T22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23" style:family="text">
      <style:text-properties style:font-name="Times New Roman" fo:font-size="11pt" fo:language="en" fo:country="US" officeooo:rsid="00929859" style:font-size-asian="11pt" style:font-name-complex="Times New Roman" style:font-size-complex="11pt"/>
    </style:style>
    <style:style style:name="T24" style:family="text">
      <style:text-properties style:font-name="Times New Roman" fo:font-size="11pt" fo:language="en" fo:country="US" style:font-size-asian="11pt" style:font-size-complex="11pt"/>
    </style:style>
    <style:style style:name="T25" style:family="text">
      <style:text-properties style:font-name="Times New Roman" fo:font-size="11pt" fo:language="en" fo:country="US" officeooo:rsid="003ee36a" style:font-size-asian="11pt" style:font-size-complex="11pt"/>
    </style:style>
    <style:style style:name="T26" style:family="text">
      <style:text-properties style:font-name="Times New Roman" fo:font-size="11pt" fo:language="en" fo:country="US" officeooo:rsid="007000c9" style:font-size-asian="11pt" style:font-size-complex="11pt"/>
    </style:style>
    <style:style style:name="T27" style:family="text">
      <style:text-properties style:font-name="Times New Roman" fo:font-size="11pt" fo:language="en" fo:country="US" officeooo:rsid="000b506f" style:font-size-asian="11pt" style:font-size-complex="11pt"/>
    </style:style>
    <style:style style:name="T28" style:family="text">
      <style:text-properties style:font-name="Times New Roman" fo:font-size="11pt" fo:language="en" fo:country="US" officeooo:rsid="001f7cea" style:font-size-asian="11pt" style:font-size-complex="11pt"/>
    </style:style>
    <style:style style:name="T29" style:family="text">
      <style:text-properties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T30" style:family="text">
      <style:text-properties style:font-name="Times New Roman" fo:font-size="11pt" fo:language="en" fo:country="US" officeooo:rsid="007000c9" style:font-name-asian="Times New Roman" style:font-size-asian="11pt" style:font-name-complex="Times New Roman" style:font-size-complex="11pt"/>
    </style:style>
    <style:style style:name="T31" style:family="text">
      <style:text-properties style:font-name="Times New Roman" fo:font-size="11pt" fo:language="en" fo:country="US" officeooo:rsid="0051872a" style:font-name-asian="Times New Roman" style:font-size-asian="11pt" style:font-name-complex="Times New Roman" style:font-size-complex="11pt"/>
    </style:style>
    <style:style style:name="T32" style:family="text">
      <style:text-properties style:font-name="Times New Roman" fo:font-size="11pt" fo:language="en" fo:country="US" officeooo:rsid="0034f01a" style:font-name-asian="Times New Roman" style:font-size-asian="11pt" style:font-name-complex="Times New Roman" style:font-size-complex="11pt"/>
    </style:style>
    <style:style style:name="T33" style:family="text">
      <style:text-properties style:font-name="Times New Roman" fo:font-size="11pt" fo:language="en" fo:country="US" officeooo:rsid="002b959b" style:font-name-asian="Times New Roman" style:font-size-asian="11pt" style:font-name-complex="Times New Roman" style:font-size-complex="11pt"/>
    </style:style>
    <style:style style:name="T34" style:family="text">
      <style:text-properties style:font-name="Times New Roman" fo:font-size="11pt" fo:language="en" fo:country="US" officeooo:rsid="001f7cea" style:font-name-asian="Times New Roman" style:font-size-asian="11pt" style:font-name-complex="Times New Roman" style:font-size-complex="11pt"/>
    </style:style>
    <style:style style:name="T35" style:family="text">
      <style:text-properties style:font-name="Times New Roman" fo:font-size="11pt" fo:language="en" fo:country="US" style:font-name-asian="Times New Roman" style:font-size-asian="9.60000038146973pt" style:font-name-complex="Times New Roman" style:font-size-complex="11pt"/>
    </style:style>
    <style:style style:name="T36" style:family="text">
      <style:text-properties style:font-name="Times New Roman" fo:font-size="11pt" fo:language="en" fo:country="US" fo:font-style="italic" officeooo:rsid="002465ba" style:font-size-asian="11pt" style:font-style-asian="italic" style:font-size-complex="11pt" style:font-style-complex="italic"/>
    </style:style>
    <style:style style:name="T37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38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39" style:family="text">
      <style:text-properties fo:color="#342a06" loext:opacity="100%" style:font-name="Times New Roman" fo:font-size="10pt" fo:language="en" fo:country="US" fo:font-weight="normal" officeooo:rsid="002b558d" fo:background-color="#efefef" loext:char-shading-value="0" style:font-size-asian="10pt" style:font-weight-asian="normal" style:font-name-complex="Courier New" style:font-size-complex="10pt" style:font-weight-complex="normal"/>
    </style:style>
    <style:style style:name="T40" style:family="text">
      <style:text-properties fo:color="#342a06" loext:opacity="100%" style:font-name="Times New Roman" fo:font-size="11pt" fo:language="en" fo:country="US" fo:background-color="#efefef" loext:char-shading-value="0" style:font-size-asian="11pt" style:font-name-complex="Courier New" style:font-size-complex="11pt"/>
    </style:style>
    <style:style style:name="T41" style:family="text">
      <style:text-properties fo:color="#342a06" loext:opacity="100%" style:font-name="Times New Roman" fo:font-size="11pt" fo:language="en" fo:country="US" fo:font-weight="normal" officeooo:rsid="002b558d" fo:background-color="#efefef" loext:char-shading-value="0" style:font-size-asian="11pt" style:font-weight-asian="normal" style:font-name-complex="Courier New" style:font-size-complex="11pt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Times New Roman" fo:font-size="11pt" fo:letter-spacing="normal" fo:language="en" fo:country="US" fo:font-style="italic" style:text-underline-style="none" officeooo:rsid="0043bc9d" style:text-blinking="false" style:font-name-asian="Times New Roman" style:font-size-asian="11pt" style:font-style-asian="italic" style:font-name-complex="Times New Roman" style:font-size-complex="11pt" style:font-style-complex="italic"/>
    </style:style>
    <style:style style:name="T43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" style:font-size-asian="14pt" style:font-name-complex="Times New Roman" style:font-size-complex="14pt"/>
    </style:style>
    <style:style style:name="T44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" style:font-size-asian="14pt" style:font-name-complex="Times New Roman" style:font-size-complex="14pt"/>
    </style:style>
    <style:style style:name="T45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46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1" style:font-size-asian="14pt" style:font-name-complex="Times New Roman1" style:font-size-complex="14pt"/>
    </style:style>
    <style:style style:name="T47" style:family="text">
      <style:text-properties fo:font-variant="normal" fo:text-transform="none" fo:color="#000000" loext:opacity="100%" style:font-name="Times New Roman" fo:font-size="14pt" fo:letter-spacing="normal" fo:language="en" fo:country="US" officeooo:rsid="00424edd" style:font-name-asian="Times New Roman1" style:font-size-asian="14pt" style:font-name-complex="Times New Roman1" style:font-size-complex="14pt"/>
    </style:style>
    <style:style style:name="T48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49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50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11pt" style:font-size-complex="11pt"/>
    </style:style>
    <style:style style:name="T51" style:family="text">
      <style:text-properties fo:font-variant="normal" fo:text-transform="none" fo:color="#000000" loext:opacity="100%" style:font-name="Times New Roman" fo:font-size="11pt" fo:letter-spacing="normal" fo:language="en" fo:country="US" style:font-size-asian="11pt" style:font-size-complex="11pt"/>
    </style:style>
    <style:style style:name="T52" style:family="text">
      <style:text-properties fo:color="#000000" loext:opacity="100%" style:font-name="Times New Roman" fo:language="en" fo:country="US" fo:font-style="italic" style:text-underline-style="none" fo:font-weight="bold" officeooo:rsid="00ac5ad0" style:font-style-asian="italic" style:font-weight-asian="bold" style:font-name-complex="Times New Roman" style:font-style-complex="italic" style:font-weight-complex="bold"/>
    </style:style>
    <style:style style:name="T53" style:family="text">
      <style:text-properties fo:color="#000000" loext:opacity="100%" style:font-name="Times New Roman" fo:language="en" fo:country="US" fo:font-style="italic" style:text-underline-style="none" fo:font-weight="bold" officeooo:rsid="00c27e55" style:font-style-asian="italic" style:font-weight-asian="bold" style:font-name-complex="Times New Roman" style:font-style-complex="italic" style:font-weight-complex="bold"/>
    </style:style>
    <style:style style:name="T54" style:family="text">
      <style:text-properties fo:color="#000000" loext:opacity="100%" style:font-name="Times New Roman" fo:font-size="11pt" fo:language="en" fo:country="US" fo:font-style="normal" style:text-underline-style="none" fo:font-weight="normal" officeooo:rsid="00ac5ad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5" style:family="text">
      <style:text-properties fo:color="#000000" loext:opacity="100%" style:font-name="Times New Roman" fo:font-size="11pt" fo:language="en" fo:country="US" fo:font-style="normal" style:text-underline-style="none" fo:font-weight="normal" officeooo:rsid="00ac8ee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6" style:family="text">
      <style:text-properties fo:color="#000000" loext:opacity="100%" style:font-name="Times New Roman" fo:font-size="11pt" fo:language="en" fo:country="US" fo:font-style="normal" style:text-underline-style="none" fo:font-weight="normal" officeooo:rsid="00ae6062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7" style:family="text">
      <style:text-properties fo:color="#000000" loext:opacity="100%" style:font-name="Times New Roman" fo:font-size="11pt" fo:language="en" fo:country="US" fo:font-style="normal" style:text-underline-style="none" fo:font-weight="normal" officeooo:rsid="00b3c30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8" style:family="text">
      <style:text-properties fo:color="#000000" loext:opacity="100%" style:font-name="Times New Roman" fo:font-size="11pt" fo:language="en" fo:country="US" fo:font-style="normal" style:text-underline-style="none" fo:font-weight="normal" officeooo:rsid="00b5a42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9" style:family="text">
      <style:text-properties fo:color="#000000" loext:opacity="100%" style:font-name="Times New Roman" fo:font-size="11pt" fo:language="en" fo:country="US" fo:font-style="normal" style:text-underline-style="none" fo:font-weight="normal" officeooo:rsid="00b780d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" style:family="text">
      <style:text-properties fo:color="#000000" loext:opacity="100%" style:font-name="Times New Roman" fo:font-size="11pt" fo:language="en" fo:country="US" fo:font-style="normal" style:text-underline-style="none" fo:font-weight="normal" officeooo:rsid="00b869c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1" style:family="text">
      <style:text-properties fo:color="#000000" loext:opacity="100%" style:font-name="Times New Roman" fo:font-size="11pt" fo:language="en" fo:country="US" fo:font-weight="normal" officeooo:rsid="002b558d" fo:background-color="#efefef" loext:char-shading-value="0" style:font-size-asian="11pt" style:font-weight-asian="normal" style:font-name-complex="Courier New" style:font-size-complex="11pt" style:font-weight-complex="normal"/>
    </style:style>
    <style:style style:name="T62" style:family="text">
      <style:text-properties fo:color="#000000" loext:opacity="100%" style:font-name="TimesNewRomanPSMT" fo:font-size="11pt" style:text-underline-style="none" style:font-size-asian="11pt"/>
    </style:style>
    <style:style style:name="T63" style:family="text">
      <style:text-properties fo:color="#000000" loext:opacity="100%" style:font-name="TimesNewRomanPSMT" fo:font-size="11pt" fo:language="en" fo:country="US" fo:font-style="normal" style:text-underline-style="none" fo:font-weight="normal" officeooo:rsid="00b5a42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" style:family="text">
      <style:text-properties officeooo:rsid="0046b9d0"/>
    </style:style>
    <style:style style:name="T65" style:family="text">
      <style:text-properties officeooo:rsid="005d5ceb"/>
    </style:style>
    <style:style style:name="T66" style:family="text">
      <style:text-properties officeooo:rsid="00657db4"/>
    </style:style>
    <style:style style:name="T67" style:family="text">
      <style:text-properties officeooo:rsid="00691eb8"/>
    </style:style>
    <style:style style:name="T68" style:family="text">
      <style:text-properties officeooo:rsid="0071fb8b"/>
    </style:style>
    <style:style style:name="T69" style:family="text">
      <style:text-properties officeooo:rsid="0074ae50"/>
    </style:style>
    <style:style style:name="T70" style:family="text">
      <style:text-properties officeooo:rsid="00795c08"/>
    </style:style>
    <style:style style:name="T71" style:family="text">
      <style:text-properties officeooo:rsid="0080a1d2"/>
    </style:style>
    <style:style style:name="T72" style:family="text">
      <style:text-properties fo:font-size="11pt" officeooo:rsid="00c27e55" style:font-size-asian="11pt" style:font-size-complex="11pt"/>
    </style:style>
    <style:style style:name="T73" style:family="text">
      <style:text-properties fo:font-size="11pt" officeooo:rsid="00875738" style:font-size-asian="11pt" style:font-size-complex="11pt"/>
    </style:style>
    <style:style style:name="T74" style:family="text">
      <style:text-properties officeooo:rsid="0087573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None"><text:span text:style-name="T8">Tiffany Timbric</text:span></text:span><text:span text:style-name="None"><text:span text:style-name="T13"> </text:span></text:span><text:span text:style-name="Internet_20_link"><text:span text:style-name="T15">(tiffany.timbric@gmail.com)</text:span></text:span></text:p>
      <text:p text:style-name="P2"><text:span text:style-name="None"><text:span text:style-name="T8">Enterprise Backend Software </text:span></text:span><text:span text:style-name="None"><text:span text:style-name="T12">Developer </text:span></text:span><text:span text:style-name="None"><text:span text:style-name="T18">(code author)</text:span></text:span></text:p>
      <text:p text:style-name="P37"/>
      <text:h text:style-name="P55" text:outline-level="2"><text:span text:style-name="None"><text:span text:style-name="T53">Introduction</text:span></text:span></text:h>
      <text:list text:style-name="L1">
        <text:list-item>
          <text:p text:style-name="P65"><text:span text:style-name="None"><text:span text:style-name="T72">Is </text:span></text:span><text:span text:style-name="None"><text:span text:style-name="T73">Tiffany</text:span></text:span><text:span text:style-name="None"><text:span text:style-name="T72"> a skilled programmer? → Yes</text:span></text:span></text:p>
        </text:list-item>
        <text:list-item>
          <text:p text:style-name="P65"><text:span text:style-name="None"><text:span text:style-name="T72">Is </text:span></text:span><text:span text:style-name="None"><text:span text:style-name="T73">s</text:span></text:span><text:span text:style-name="None"><text:span text:style-name="T72">he a nice person? → Yes</text:span></text:span></text:p>
        </text:list-item>
        <text:list-item>
          <text:p text:style-name="P65"><text:span text:style-name="None"><text:span text:style-name="T72">Does h</text:span></text:span><text:span text:style-name="None"><text:span text:style-name="T73">er</text:span></text:span><text:span text:style-name="None"><text:span text:style-name="T72"> code work? → Yes</text:span></text:span></text:p>
        </text:list-item>
        <text:list-item>
          <text:p text:style-name="P65"><text:span text:style-name="None"><text:span text:style-name="T72">Do I want to hire h</text:span></text:span><text:span text:style-name="None"><text:span text:style-name="T73">er</text:span></text:span><text:span text:style-name="None"><text:span text:style-name="T72">? → Yes</text:span></text:span></text:p>
        </text:list-item>
      </text:list>
      <text:p text:style-name="P40"><text:span text:style-name="None"><text:span text:style-name="T72"/></text:span></text:p>
      <text:h text:style-name="P55" text:outline-level="2"><text:span text:style-name="None"><text:span text:style-name="T52">Lessons Learned → Recently + Over Time</text:span></text:span></text:h>
      <text:list text:style-name="L2">
        <text:list-item>
          <text:p text:style-name="P66"><text:span text:style-name="None"><text:span text:style-name="T54">Be Nice → Each team member offers irreplaceable </text:span></text:span><text:span text:style-name="None"><text:span text:style-name="T55">and </text:span></text:span><text:span text:style-name="None"><text:span text:style-name="T54">unique value.</text:span></text:span></text:p>
        </text:list-item>
        <text:list-item>
          <text:p text:style-name="P66"><text:span text:style-name="None"><text:span text:style-name="T54">Be </text:span></text:span><text:span text:style-name="None"><text:span text:style-name="T55">Excited → Each team member enjoys solving problems.</text:span></text:span></text:p>
        </text:list-item>
        <text:list-item>
          <text:p text:style-name="P66"><text:span text:style-name="None"><text:span text:style-name="T56">Be Supportive → Team Output &gt;= sum(Individual Outputs)</text:span></text:span></text:p>
        </text:list-item>
        <text:list-item>
          <text:p text:style-name="P67"><text:span text:style-name="None"><text:span text:style-name="T57">Be Professional → </text:span></text:span><text:span text:style-name="None"><text:span text:style-name="T58">Team members are </text:span></text:span><text:span text:style-name="None"><text:span text:style-name="T63">colleagues</text:span></text:span><text:span text:style-name="None"><text:span text:style-name="T58">.</text:span></text:span></text:p>
        </text:list-item>
        <text:list-item>
          <text:p text:style-name="P66"><text:span text:style-name="None"><text:span text:style-name="T58">Be Responsible → Teams </text:span></text:span><text:span text:style-name="None"><text:span text:style-name="T59">collaborate </text:span></text:span><text:span text:style-name="None"><text:span text:style-name="T58">to synchronize </text:span></text:span><text:span text:style-name="None"><text:span text:style-name="T59">deliveries</text:span></text:span><text:span text:style-name="None"><text:span text:style-name="T58">.</text:span></text:span></text:p>
        </text:list-item>
        <text:list-item>
          <text:p text:style-name="P66"><text:span text:style-name="None"><text:span text:style-name="T60">Be Customer Focussed → Customer joy and satisfaction rules the day.</text:span></text:span></text:p>
        </text:list-item>
        <text:list-item>
          <text:p text:style-name="P66"><text:span text:style-name="None"><text:span text:style-name="T60">Be Business Minded → Executive officers conduct the orchstra.</text:span></text:span></text:p>
        </text:list-item>
      </text:list>
      <text:p text:style-name="P12"><text:span text:style-name="None"><text:span text:style-name="T60"/></text:span></text:p>
      <text:h text:style-name="P56" text:outline-level="2"><text:span text:style-name="None"><text:span text:style-name="T10">Skill Matrix </text:span></text:span><text:span text:style-name="None"><text:span text:style-name="T11">(on-the-job)</text:span>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Skill</text:p>
          </table:table-cell>
          <table:table-cell table:style-name="Table1.B1" office:value-type="string">
            <text:p text:style-name="P36"><text:span text:style-name="T69">Total → </text:span><text:span text:style-name="T71">New</text:span><text:span text:style-name="T69"> + </text:span><text:span text:style-name="T71">Old</text:span></text:p>
          </table:table-cell>
        </table:table-row>
        <table:table-row>
          <table:table-cell table:style-name="Table1.A2" office:value-type="string">
            <text:p text:style-name="P15">Design Patterns</text:p>
          </table:table-cell>
          <table:table-cell table:style-name="Table1.B2" office:value-type="string">
            <text:p text:style-name="P15"><text:span text:style-name="T69">20 → 15 + </text:span>5</text:p>
          </table:table-cell>
        </table:table-row>
        <table:table-row>
          <table:table-cell table:style-name="Table1.A2" office:value-type="string">
            <text:p text:style-name="P16">Microservices</text:p>
          </table:table-cell>
          <table:table-cell table:style-name="Table1.B2" office:value-type="string">
            <text:p text:style-name="P17"><text:span text:style-name="T69">10 → 9 + </text:span>1</text:p>
          </table:table-cell>
        </table:table-row>
        <table:table-row>
          <table:table-cell table:style-name="Table1.A2" office:value-type="string">
            <text:p text:style-name="P16">Amazon Web Services</text:p>
          </table:table-cell>
          <table:table-cell table:style-name="Table1.B2" office:value-type="string">
            <text:p text:style-name="P13">15 → 9 + 6</text:p>
          </table:table-cell>
        </table:table-row>
        <table:table-row>
          <table:table-cell table:style-name="Table1.A2" office:value-type="string">
            <text:p text:style-name="P16">Spring Boot</text:p>
            <text:p text:style-name="P19">(REST, SOAP)</text:p>
          </table:table-cell>
          <table:table-cell table:style-name="Table1.B2" office:value-type="string">
            <text:p text:style-name="P17"><text:span text:style-name="T69">4 → 3 + </text:span>1</text:p>
          </table:table-cell>
        </table:table-row>
        <table:table-row>
          <table:table-cell table:style-name="Table1.A2" office:value-type="string">
            <text:p text:style-name="P15">Test Driven Development</text:p>
          </table:table-cell>
          <table:table-cell table:style-name="Table1.B2" office:value-type="string">
            <text:p text:style-name="P15"><text:span text:style-name="T69">20 → 15 + </text:span>5</text:p>
          </table:table-cell>
        </table:table-row>
        <table:table-row>
          <table:table-cell table:style-name="Table1.A2" office:value-type="string">
            <text:p text:style-name="P15">Behavior Driven Design</text:p>
          </table:table-cell>
          <table:table-cell table:style-name="Table1.B2" office:value-type="string">
            <text:p text:style-name="P15"><text:span text:style-name="T69">2 → 2 + </text:span>0</text:p>
          </table:table-cell>
        </table:table-row>
        <table:table-row>
          <table:table-cell table:style-name="Table1.A2" office:value-type="string">
            <text:p text:style-name="P15">Document Driven Design</text:p>
          </table:table-cell>
          <table:table-cell table:style-name="Table1.B2" office:value-type="string">
            <text:p text:style-name="P15"><text:span text:style-name="T69">10 → 8 + </text:span>2</text:p>
          </table:table-cell>
        </table:table-row>
        <table:table-row>
          <table:table-cell table:style-name="Table1.A2" office:value-type="string">
            <text:p text:style-name="P20">Unit Testing</text:p>
            <text:p text:style-name="P15"><text:span text:style-name="T65">(</text:span>Junit, Mockito, Gerkin, Cucumber, Wiremock<text:span text:style-name="T65">)</text:span></text:p>
          </table:table-cell>
          <table:table-cell table:style-name="Table1.B2" office:value-type="string">
            <text:p text:style-name="P15"><text:span text:style-name="T69">20 → 15 + </text:span>5</text:p>
          </table:table-cell>
        </table:table-row>
        <table:table-row>
          <table:table-cell table:style-name="Table1.A2" office:value-type="string">
            <text:p text:style-name="P21">Postman, Curl, Httpie, <text:span text:style-name="T70">`jq`</text:span></text:p>
          </table:table-cell>
          <table:table-cell table:style-name="Table1.B2" office:value-type="string">
            <text:p text:style-name="P21"><text:span text:style-name="T69">15 → 12 + </text:span>3</text:p>
          </table:table-cell>
        </table:table-row>
        <table:table-row>
          <table:table-cell table:style-name="Table1.A2" office:value-type="string">
            <text:p text:style-name="P21">Github, Bitbucket</text:p>
          </table:table-cell>
          <table:table-cell table:style-name="Table1.B2" office:value-type="string">
            <text:p text:style-name="P22"><text:span text:style-name="T69">15 → 12 + </text:span>3</text:p>
          </table:table-cell>
        </table:table-row>
        <table:table-row>
          <table:table-cell table:style-name="Table1.A2" office:value-type="string">
            <text:p text:style-name="P21">Nexus, Artifactory</text:p>
          </table:table-cell>
          <table:table-cell table:style-name="Table1.B2" office:value-type="string">
            <text:p text:style-name="P22"><text:span text:style-name="T69">15 → 12 + </text:span>3</text:p>
          </table:table-cell>
        </table:table-row>
        <table:table-row>
          <table:table-cell table:style-name="Table1.A2" office:value-type="string">
            <text:p text:style-name="P23">Single Sign-On</text:p>
          </table:table-cell>
          <table:table-cell table:style-name="Table1.B2" office:value-type="string">
            <text:p text:style-name="P24"><text:span text:style-name="T69">4 → 2 + </text:span>2</text:p>
          </table:table-cell>
        </table:table-row>
        <table:table-row>
          <table:table-cell table:style-name="Table1.A2" office:value-type="string">
            <text:p text:style-name="P23">Open Source Gateway Initiative</text:p>
            <text:p text:style-name="P23">(OSGi)</text:p>
          </table:table-cell>
          <table:table-cell table:style-name="Table1.B2" office:value-type="string">
            <text:p text:style-name="P14">3 → 2 + 1</text:p>
          </table:table-cell>
        </table:table-row>
        <text:soft-page-break/>
        <table:table-row>
          <table:table-cell table:style-name="Table1.A2" office:value-type="string">
            <text:p text:style-name="P16">Reactive eXtensions</text:p>
          </table:table-cell>
          <table:table-cell table:style-name="Table1.B2" office:value-type="string">
            <text:p text:style-name="P18"><text:span text:style-name="T69">10 → 8 + </text:span>2</text:p>
          </table:table-cell>
        </table:table-row>
        <table:table-row>
          <table:table-cell table:style-name="Table1.A2" office:value-type="string">
            <text:p text:style-name="P16">Network Bulkheads</text:p>
          </table:table-cell>
          <table:table-cell table:style-name="Table1.B2" office:value-type="string">
            <text:p text:style-name="P18"><text:span text:style-name="T69">10 → 8 + </text:span>2</text:p>
          </table:table-cell>
        </table:table-row>
        <table:table-row>
          <table:table-cell table:style-name="Table1.A2" office:value-type="string">
            <text:p text:style-name="P25">JSON, YAML, XML</text:p>
          </table:table-cell>
          <table:table-cell table:style-name="Table1.B2" office:value-type="string">
            <text:p text:style-name="P25"><text:span text:style-name="T69">20 → 15 + </text:span>5</text:p>
          </table:table-cell>
        </table:table-row>
        <table:table-row>
          <table:table-cell table:style-name="Table1.A2" office:value-type="string">
            <text:p text:style-name="P26">JEE / J2EE</text:p>
          </table:table-cell>
          <table:table-cell table:style-name="Table1.B2" office:value-type="string">
            <text:p text:style-name="P26"><text:span text:style-name="T69">20 → 15 + </text:span>5</text:p>
          </table:table-cell>
        </table:table-row>
        <table:table-row>
          <table:table-cell table:style-name="Table1.A2" office:value-type="string">
            <text:p text:style-name="P27">Relational Database / SQL</text:p>
            <text:p text:style-name="P27">(Oracle, PostgreSQL, Maria/MySQL)</text:p>
          </table:table-cell>
          <table:table-cell table:style-name="Table1.B2" office:value-type="string">
            <text:p text:style-name="P17"><text:span text:style-name="T69">25 → 15 + </text:span>5</text:p>
          </table:table-cell>
        </table:table-row>
        <table:table-row>
          <table:table-cell table:style-name="Table1.A2" office:value-type="string">
            <text:p text:style-name="P27">NoSQL</text:p>
            <text:p text:style-name="P27">(Cassandra, Mongo)</text:p>
          </table:table-cell>
          <table:table-cell table:style-name="Table1.B2" office:value-type="string">
            <text:p text:style-name="P17"><text:span text:style-name="T69">10 → 8 + </text:span>2</text:p>
          </table:table-cell>
        </table:table-row>
        <table:table-row>
          <table:table-cell table:style-name="Table1.A2" office:value-type="string">
            <text:p text:style-name="P27">Messaging</text:p>
            <text:p text:style-name="P27">(SQS, Rabbit, Active-MQ)</text:p>
          </table:table-cell>
          <table:table-cell table:style-name="Table1.B2" office:value-type="string">
            <text:p text:style-name="P17"><text:span text:style-name="T69">20 → 15 + </text:span>5</text:p>
          </table:table-cell>
        </table:table-row>
        <table:table-row table:style-name="Table1.22">
          <table:table-cell table:style-name="Table1.A2" office:value-type="string">
            <text:p text:style-name="P23">Encryption</text:p>
            <text:p text:style-name="P23">(OAuth, H2-MAC, NTRU, XOR)</text:p>
          </table:table-cell>
          <table:table-cell table:style-name="Table1.B2" office:value-type="string">
            <text:p text:style-name="P23"><text:span text:style-name="T69">20 → 15 + </text:span>5</text:p>
          </table:table-cell>
        </table:table-row>
        <table:table-row>
          <table:table-cell table:style-name="Table1.A2" office:value-type="string">
            <text:p text:style-name="P28">TCP, UDP, Networking</text:p>
            <text:p text:style-name="P28">(Wireshark, TCP Buffer)</text:p>
          </table:table-cell>
          <table:table-cell table:style-name="Table1.B2" office:value-type="string">
            <text:p text:style-name="P14">21 → 20 + 1</text:p>
          </table:table-cell>
        </table:table-row>
        <table:table-row>
          <table:table-cell table:style-name="Table1.A2" office:value-type="string">
            <text:p text:style-name="P28">RPC</text:p>
            <text:p text:style-name="P28">(Finagle, Protobuf, RMI, CORBA)</text:p>
          </table:table-cell>
          <table:table-cell table:style-name="Table1.B2" office:value-type="string">
            <text:p text:style-name="P23"><text:span text:style-name="T69">20 → 15 + </text:span>5</text:p>
          </table:table-cell>
        </table:table-row>
        <table:table-row>
          <table:table-cell table:style-name="Table1.A2" office:value-type="string">
            <text:p text:style-name="P17">Kotlin</text:p>
          </table:table-cell>
          <table:table-cell table:style-name="Table1.B2" office:value-type="string">
            <text:p text:style-name="P17"><text:span text:style-name="T69">7 → 6 + </text:span>1</text:p>
          </table:table-cell>
        </table:table-row>
        <table:table-row>
          <table:table-cell table:style-name="Table1.A2" office:value-type="string">
            <text:p text:style-name="P17">Scala</text:p>
          </table:table-cell>
          <table:table-cell table:style-name="Table1.B2" office:value-type="string">
            <text:p text:style-name="P17"><text:span text:style-name="T69">3 → 3 + </text:span>0</text:p>
          </table:table-cell>
        </table:table-row>
        <table:table-row>
          <table:table-cell table:style-name="Table1.A2" office:value-type="string">
            <text:p text:style-name="P16">Java 11+</text:p>
          </table:table-cell>
          <table:table-cell table:style-name="Table1.B2" office:value-type="string">
            <text:p text:style-name="P17"><text:span text:style-name="T69">6 → 5 + </text:span>1</text:p>
          </table:table-cell>
        </table:table-row>
        <table:table-row>
          <table:table-cell table:style-name="Table1.A2" office:value-type="string">
            <text:p text:style-name="P16">Java 8</text:p>
          </table:table-cell>
          <table:table-cell table:style-name="Table1.B2" office:value-type="string">
            <text:p text:style-name="P17"><text:span text:style-name="T69">10 → 8 + </text:span>2</text:p>
          </table:table-cell>
        </table:table-row>
        <table:table-row>
          <table:table-cell table:style-name="Table1.A2" office:value-type="string">
            <text:p text:style-name="P16">Java pre-8</text:p>
          </table:table-cell>
          <table:table-cell table:style-name="Table1.B2" office:value-type="string">
            <text:p text:style-name="P17"><text:span text:style-name="T69">15 → 12 + </text:span>3</text:p>
          </table:table-cell>
        </table:table-row>
        <table:table-row>
          <table:table-cell table:style-name="Table1.A2" office:value-type="string">
            <text:p text:style-name="P29">IOS</text:p>
            <text:p text:style-name="P29">(Objective C)</text:p>
          </table:table-cell>
          <table:table-cell table:style-name="Table1.B2" office:value-type="string">
            <text:p text:style-name="P30"><text:span text:style-name="T69">1 → 1 + </text:span>0</text:p>
          </table:table-cell>
        </table:table-row>
        <table:table-row>
          <table:table-cell table:style-name="Table1.A2" office:value-type="string">
            <text:p text:style-name="P30">A<text:span text:style-name="T74">n</text:span>droid</text:p>
          </table:table-cell>
          <table:table-cell table:style-name="Table1.B2" office:value-type="string">
            <text:p text:style-name="P30"><text:span text:style-name="T69">1 → 1 + </text:span>0</text:p>
          </table:table-cell>
        </table:table-row>
        <table:table-row>
          <table:table-cell table:style-name="Table1.A2" office:value-type="string">
            <text:p text:style-name="P31">ECMA Script, Javascript</text:p>
          </table:table-cell>
          <table:table-cell table:style-name="Table1.B2" office:value-type="string">
            <text:p text:style-name="P31"><text:span text:style-name="T69">20 → 15 + </text:span>5</text:p>
          </table:table-cell>
        </table:table-row>
        <table:table-row>
          <table:table-cell table:style-name="Table1.A2" office:value-type="string">
            <text:p text:style-name="P16">Unix, Linux</text:p>
          </table:table-cell>
          <table:table-cell table:style-name="Table1.B2" office:value-type="string">
            <text:p text:style-name="P17"><text:span text:style-name="T69">30 → 5 + </text:span>25</text:p>
          </table:table-cell>
        </table:table-row>
        <table:table-row table:style-name="Table1.34">
          <table:table-cell table:style-name="Table1.A2" office:value-type="string">
            <text:p text:style-name="P32">Amber, Bash, Zsh, <text:span text:style-name="T68">Tmux, Mosh</text:span></text:p>
          </table:table-cell>
          <table:table-cell table:style-name="Table1.B2" office:value-type="string">
            <text:p text:style-name="P17"><text:span text:style-name="T69">20 → 12 + </text:span>8</text:p>
          </table:table-cell>
        </table:table-row>
        <table:table-row>
          <table:table-cell table:style-name="Table1.A2" office:value-type="string">
            <text:p text:style-name="P32">Git, Svn, Mercurial, <text:span text:style-name="T66">CVS, SSCS</text:span></text:p>
          </table:table-cell>
          <table:table-cell table:style-name="Table1.B2" office:value-type="string">
            <text:p text:style-name="P14">20</text:p>
          </table:table-cell>
        </table:table-row>
        <table:table-row>
          <table:table-cell table:style-name="Table1.A2" office:value-type="string">
            <text:p text:style-name="P33"><text:span text:style-name="T64">Agile, Scaled </text:span>Agile, <text:span text:style-name="T67">UP, RAP</text:span></text:p>
            <text:p text:style-name="P34">(UML)</text:p>
          </table:table-cell>
          <table:table-cell table:style-name="Table1.B2" office:value-type="string">
            <text:p text:style-name="P14">15</text:p>
          </table:table-cell>
        </table:table-row>
        <table:table-row>
          <table:table-cell table:style-name="Table1.A2" office:value-type="string">
            <text:p text:style-name="P27">Jenkins, Bamboo, Pipelines</text:p>
          </table:table-cell>
          <table:table-cell table:style-name="Table1.B2" office:value-type="string">
            <text:p text:style-name="P14">12</text:p>
          </table:table-cell>
        </table:table-row>
        <table:table-row>
          <table:table-cell table:style-name="Table1.A2" office:value-type="string">
            <text:p text:style-name="P27">Atlassian Tools</text:p>
            <text:p text:style-name="P27">(Jira, Confluence)</text:p>
          </table:table-cell>
          <table:table-cell table:style-name="Table1.B2" office:value-type="string">
            <text:p text:style-name="P14">12</text:p>
          </table:table-cell>
        </table:table-row>
      </table:table>
      <text:h text:style-name="P57" text:outline-level="2"><text:span text:style-name="None"><text:span text:style-name="T19"/></text:span></text:h>
      <text:h text:style-name="P57" text:outline-level="2"><text:span text:style-name="None"><text:span text:style-name="T9">Behavior / Personality</text:span></text:span></text:h>
      <text:list text:style-name="L3">
        <text:list-item>
          <text:p text:style-name="P68"><text:span text:style-name="None"><text:span text:style-name="T20">Humble</text:span></text:span></text:p>
        </text:list-item>
        <text:list-item>
          <text:p text:style-name="P68"><text:span text:style-name="None"><text:span text:style-name="T23">Collegial</text:span></text:span></text:p>
        </text:list-item>
        <text:list-item>
          <text:p text:style-name="P68"><text:span text:style-name="None"><text:span text:style-name="T21">Cooperative</text:span></text:span></text:p>
        </text:list-item>
        <text:list-item>
          <text:p text:style-name="P68"><text:span text:style-name="None"><text:span text:style-name="T23">Professional</text:span></text:span></text:p>
        </text:list-item>
        <text:list-item>
          <text:p text:style-name="P68"><text:soft-page-break/><text:span text:style-name="None"><text:span text:style-name="T21">Responsible</text:span></text:span></text:p>
        </text:list-item>
        <text:list-item>
          <text:p text:style-name="P68"><text:span text:style-name="None"><text:span text:style-name="T23">Customer Focussed</text:span></text:span></text:p>
        </text:list-item>
        <text:list-item>
          <text:p text:style-name="P68"><text:span text:style-name="None"><text:span text:style-name="T23">Business </text:span></text:span><text:span text:style-name="None"><text:span text:style-name="T21">Delivery</text:span></text:span><text:span text:style-name="None"><text:span text:style-name="T23"> </text:span></text:span><text:span text:style-name="None"><text:span text:style-name="T21">Centered</text:span></text:span></text:p>
        </text:list-item>
      </text:list>
      <text:p text:style-name="P11"><text:span text:style-name="None"><text:span text:style-name="T23"/></text:span></text:p>
      <text:h text:style-name="P57" text:outline-level="2"><text:span text:style-name="None"><text:span text:style-name="T22">Overview</text:span></text:span></text:h>
      <text:p text:style-name="P39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p>
      <text:p text:style-name="P8"><text:span text:style-name="None"><text:span text:style-name="T25">Recently atAmtrak, PayPal, Tendril, Charter Communications, JDA Software Group, I coded Web Services and large data processing optimizing read response time and scalability (#of concurrent requests/second).</text:span></text:span></text:p>
      <text:p text:style-name="P8"><text:span text:style-name="None"><text:span text:style-name="T25"/></text:span></text:p>
      <text:h text:style-name="P58" text:outline-level="2"><text:span text:style-name="None"><text:span text:style-name="T42">Profile Image</text:span></text:span></text:h>
      <text:list text:style-name="L4">
        <text:list-item>
          <text:p text:style-name="P69"><text:span text:style-name="T50">Tiffany Timbric: </text:span><text:a xlink:type="simple" xlink:href="https://tiffanytimbric.com/images/profile_image.jpg" text:style-name="Internet_20_link" text:visited-style-name="Visited_20_Internet_20_Link"><text:span text:style-name="T49">https://tiffanytimbric.com/images/profile_image.jpg</text:span></text:a></text:p>
        </text:list-item>
      </text:list>
      <text:p text:style-name="P1"><text:span text:style-name="T48"/></text:p>
      <text:h text:style-name="P59" text:outline-level="2"><text:span text:style-name="None"><text:span text:style-name="T30">Software Architecture</text:span></text:span></text:h>
      <text:list text:style-name="L5">
        <text:list-item>
          <text:p text:style-name="P70"><text:span text:style-name="T26">The C4 Model – Context, Containers, Components, Code</text:span><text:span text:style-name="T24">: </text:span><text:a xlink:type="simple" xlink:href="https://c4model.com/" text:style-name="Internet_20_link" text:visited-style-name="Visited_20_Internet_20_Link"><text:span text:style-name="Internet_20_link"><text:span text:style-name="T37">https://</text:span></text:span><text:span text:style-name="Internet_20_link"><text:span text:style-name="T38">c4model</text:span></text:span><text:span text:style-name="Internet_20_link"><text:span text:style-name="T37">.com</text:span></text:span></text:a></text:p>
        </text:list-item>
      </text:list>
      <text:p text:style-name="P4"><text:span text:style-name="Internet_20_link"><text:span text:style-name="T40"/></text:span></text:p>
      <text:h text:style-name="Heading_20_2" text:outline-level="2"><text:span text:style-name="None"><text:span text:style-name="T31">Code </text:span></text:span><text:span text:style-name="None"><text:span text:style-name="T29">Example</text:span></text:span><text:span text:style-name="None"><text:span text:style-name="T31">s</text:span></text:span></text:h>
      <text:list text:style-name="WW8Num2">
        <text:list-item>
          <text:p text:style-name="P71"><text:span text:style-name="T24">Finite State Machine: </text:span><text:a xlink:type="simple" xlink:href="https://github.com/chadwickboggs/fsm" text:style-name="Internet_20_link" text:visited-style-name="Visited_20_Internet_20_Link"><text:span text:style-name="Internet_20_link"><text:span text:style-name="T37">https://github.com/chadwickboggs/fsm</text:span></text:span></text:a></text:p>
        </text:list-item>
        <text:list-item>
          <text:p text:style-name="P72"><text:span text:style-name="T24">Crypto</text:span><text:span text:style-name="T27">graphy: </text:span><text:a xlink:type="simple" xlink:href="https://github.com/chadwickboggs/crypto" text:style-name="Internet_20_link" text:visited-style-name="Visited_20_Internet_20_Link"><text:span text:style-name="Internet_20_link"><text:span text:style-name="T37">https://github.com/chadwickboggs/crypto</text:span></text:span></text:a></text:p>
        </text:list-item>
        <text:list-item>
          <text:p text:style-name="P72"><text:span text:style-name="T61">Spring Boot: </text:span><text:a xlink:type="simple" xlink:href="https://github.com/chadwickboggs/xchange" text:style-name="Internet_20_link" text:visited-style-name="Visited_20_Internet_20_Link"><text:span text:style-name="Internet_20_link"><text:span text:style-name="T39">https://github.com/chadwickboggs/xchange</text:span></text:span></text:a></text:p>
        </text:list-item>
      </text:list>
      <text:p text:style-name="P6"><text:span text:style-name="Internet_20_link"><text:span text:style-name="T41"/></text:span></text:p>
      <text:h text:style-name="P59" text:outline-level="2"><text:span text:style-name="None"><text:span text:style-name="T2">Professional Experience</text:span></text:span></text:h>
      <text:h text:style-name="P60" text:outline-level="3"><text:span text:style-name="None"><text:span text:style-name="T3">2</text:span></text:span><text:span text:style-name="None"><text:span text:style-name="T1">/202</text:span></text:span><text:span text:style-name="None"><text:span text:style-name="T4">3</text:span></text:span><text:span text:style-name="None"><text:span text:style-name="T1"> – </text:span></text:span><text:span text:style-name="None"><text:span text:style-name="T3">4</text:span></text:span><text:span text:style-name="None"><text:span text:style-name="T1">/202</text:span></text:span><text:span text:style-name="None"><text:span text:style-name="T3">4</text:span></text:span><text:span text:style-name="None"><text:span text:style-name="T1"> Software </text:span></text:span><text:span text:style-name="None"><text:span text:style-name="T3">Developer</text:span></text:span><text:span text:style-name="None"><text:span text:style-name="T1">, </text:span></text:span><text:span text:style-name="None"><text:span text:style-name="T3">Amtrak</text:span></text:span><text:span text:style-name="None"><text:span text:style-name="T14"> </text:span></text:span><text:span text:style-name="None"><text:span text:style-name="T16">(consul</text:span></text:span><text:span text:style-name="None"><text:span text:style-name="T17">t</text:span></text:span><text:span text:style-name="None"><text:span text:style-name="T16">ing)</text:span></text:span></text:h>
      <text:list xml:id="list2980742077" text:style-name="WW8Num3">
        <text:list-item>
          <text:p text:style-name="P73"><text:span text:style-name="None"><text:span text:style-name="T29">Primary </text:span></text:span><text:span text:style-name="None"><text:span text:style-name="T32">code</text:span></text:span><text:span text:style-name="None"><text:span text:style-name="T29"> author </text:span></text:span><text:span text:style-name="None"><text:span text:style-name="T33">(30k+ lines of code)</text:span></text:span><text:span text:style-name="None"><text:span text:style-name="T29"> of their AWS rewrite of their entire outbound email system for customer purchase</text:span></text:span><text:span text:style-name="None"><text:span text:style-name="T34">s</text:span></text:span><text:span text:style-name="None"><text:span text:style-name="T29"> including trip information and sales receipts. <text:s/></text:span></text:span><text:span text:style-name="T24">Sales receipts and trip information listings </text:span><text:span text:style-name="T28">for</text:span><text:span text:style-name="T24"> all Amtrak trips, </text:span><text:span text:style-name="T28">with </text:span><text:span text:style-name="T24">add-ons, </text:span><text:span text:style-name="T28">and </text:span><text:span text:style-name="T24">purchase types, </text:span><text:span text:style-name="T28">across </text:span><text:span text:style-name="T24">all Amtrak stations, passenger classes, and third-party carrie</text:span><text:span text:style-name="T28">r</text:span><text:span text:style-name="T24">s.</text:span></text:p>
        </text:list-item>
        <text:list-item>
          <text:p text:style-name="P76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73"><text:span text:style-name="None"><text:span text:style-name="T29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7"><text:span text:style-name="None"><text:span text:style-name="T35"/></text:span></text:p>
      <text:h text:style-name="P60" text:outline-level="3"><text:soft-page-break/><text:span text:style-name="None"><text:span text:style-name="T1">6/2022 – 1/2023 Senior Software Engineer, Global Healthcare Exchange</text:span></text:span></text:h>
      <text:list text:continue-numbering="true" text:style-name="WW8Num3">
        <text:list-item>
          <text:p text:style-name="P74"><text:span text:style-name="None"><text:span text:style-name="T24">Lead team authoring software connecting hospital ERP and medical equipment purchasing systems to GHX.</text:span></text:span></text:p>
        </text:list-item>
        <text:list-item>
          <text:p text:style-name="P74"><text:span text:style-name="None"><text:span text:style-name="T24">Lead design sessions and reviewed all code changes and new features.</text:span></text:span></text:p>
        </text:list-item>
        <text:list-item>
          <text:p text:style-name="P74"><text:span text:style-name="None"><text:span text:style-name="T24">Identified and corrected design flaws.</text:span></text:span></text:p>
        </text:list-item>
        <text:list-item>
          <text:p text:style-name="P74"><text:span text:style-name="None"><text:span text:style-name="T24">Identified and corrected scalability bugs: connection pools, retries, AWS AZ failovers.</text:span></text:span></text:p>
        </text:list-item>
        <text:list-item>
          <text:p text:style-name="P74"><text:span text:style-name="None"><text:span text:style-name="T24">Used AWS EC2, SQS, S3, and Lambda, Java, Oracle (SQL).</text:span></text:span></text:p>
        </text:list-item>
        <text:list-item>
          <text:p text:style-name="P74"><text:span text:style-name="None"><text:span text:style-name="T24">Implemented Web Services, both server-side and client-side, FTP, sFTP, HTTP(S), JSON serialization/deserialization, SQL.</text:span></text:span></text:p>
        </text:list-item>
        <text:list-item>
          <text:p text:style-name="P74"><text:span text:style-name="None"><text:span text:style-name="T24">Deployed in 100’s of customers’ data centers, two-week production release cadence.</text:span></text:span></text:p>
        </text:list-item>
      </text:list>
      <text:p text:style-name="P5"><text:span text:style-name="None"><text:span text:style-name="T24"/></text:span></text:p>
      <text:h text:style-name="P61" text:outline-level="3"><text:span text:style-name="None"><text:span text:style-name="T5">2/</text:span></text:span><text:span text:style-name="None"><text:span text:style-name="T1">2020 – 5/2022 Software Developer, PayPal w/ TCS</text:span></text:span><text:span text:style-name="None"><text:span text:style-name="T14"> </text:span></text:span><text:span text:style-name="None"><text:span text:style-name="T16">(consulting)</text:span></text:span></text:h>
      <text:list text:style-name="WW8Num4">
        <text:list-item>
          <text:p text:style-name="P75"><text:span text:style-name="None"><text:span text:style-name="T24">Implemented direct-deposit signup services in Spring Boot.</text:span></text:span></text:p>
        </text:list-item>
        <text:list-item>
          <text:p text:style-name="P75"><text:span text:style-name="None"><text:span text:style-name="T24">Implemented account bank migrations, bank change, for all PayPal accounts in Spring Batch.</text:span></text:span></text:p>
        </text:list-item>
        <text:list-item>
          <text:p text:style-name="P75"><text:span text:style-name="None"><text:span text:style-name="T24">SQL, Filesystem I/O, AWS SMS, Web Services server-side and client-side.</text:span></text:span></text:p>
        </text:list-item>
        <text:list-item>
          <text:p text:style-name="P75"><text:span text:style-name="None"><text:span text:style-name="T24">Maintained and implemented feature enhancements to a batch merchant report generation system.</text:span></text:span></text:p>
        </text:list-item>
      </text:list>
      <text:p text:style-name="P5"><text:span text:style-name="None"><text:span text:style-name="T24"/></text:span></text:p>
      <text:h text:style-name="P62" text:outline-level="3"><text:span text:style-name="None"><text:span text:style-name="T6">1/</text:span></text:span><text:span text:style-name="None"><text:span text:style-name="T1">2019 – </text:span></text:span><text:span text:style-name="None"><text:span text:style-name="T6">10/2019</text:span></text:span><text:span text:style-name="None"><text:span text:style-name="T1"> Software Engineer, Arris / Commscope</text:span></text:span><text:span text:style-name="None"><text:span text:style-name="T14"> </text:span></text:span><text:span text:style-name="None"><text:span text:style-name="T16">(consulting)</text:span></text:span></text:h>
      <text:list text:style-name="WW8Num5">
        <text:list-item>
          <text:p text:style-name="P41">Updated the video catalog and merchandising backend originally authored by Motorola for Bouygues Telecom, France.</text:p>
        </text:list-item>
        <text:list-item>
          <text:p text:style-name="P41">Java EE, WildFly, GlassFish, WebSphere, REST, Wiremock, Mockito, Postman, Wireshark.</text:p>
        </text:list-item>
      </text:list>
      <text:p text:style-name="P38"/>
      <text:h text:style-name="P61" text:outline-level="3"><text:span text:style-name="None"><text:span text:style-name="T6">1/</text:span></text:span><text:span text:style-name="None"><text:span text:style-name="T1">2018 – 4/2018 Software Engineer, Comcast Corporation</text:span></text:span><text:span text:style-name="None"><text:span text:style-name="T14"> </text:span></text:span><text:span text:style-name="None"><text:span text:style-name="T16">(consulting)</text:span></text:span></text:h>
      <text:list text:style-name="WW8Num6">
        <text:list-item>
          <text:p text:style-name="P42">Updated Java product to use Docker and Kubernetes, Java 11, Cucumber, Reactive Extensions, Git.</text:p>
        </text:list-item>
      </text:list>
      <text:p text:style-name="P38"/>
      <text:h text:style-name="P61" text:outline-level="3"><text:span text:style-name="None"><text:span text:style-name="T6">1/</text:span></text:span><text:span text:style-name="None"><text:span text:style-name="T1">2016 – </text:span></text:span><text:span text:style-name="None"><text:span text:style-name="T6">12/</text:span></text:span><text:span text:style-name="None"><text:span text:style-name="T1">2017 Software Engineer, Charter Communications</text:span></text:span><text:span text:style-name="None"><text:span text:style-name="T14"> </text:span></text:span><text:span text:style-name="None"><text:span text:style-name="T16">(consulting)</text:span></text:span></text:h>
      <text:list text:style-name="WW8Num7">
        <text:list-item>
          <text:p text:style-name="P43">Maintained hundreds of Java microservices, added new microservices all in Amazon Web Services server-side and client-side.</text:p>
        </text:list-item>
        <text:list-item>
          <text:p text:style-name="P43">Linux, Netflix OSS, Cassandra NoSQL, Reactive Extensions, Hystrix, Java 8, SQS, SNS, S3, EC2, ActiveMQ, Mongo, Git, Spring.</text:p>
        </text:list-item>
      </text:list>
      <text:p text:style-name="P38"/>
      <text:h text:style-name="P63" text:outline-level="3"><text:span text:style-name="None"><text:span text:style-name="T1">9/2014 – </text:span></text:span><text:span text:style-name="None"><text:span text:style-name="T6">2/</text:span></text:span><text:span text:style-name="None"><text:span text:style-name="T1">2015 Software Engineer, Comcast Corporation </text:span></text:span><text:span text:style-name="None"><text:span text:style-name="T16">(consulting)</text:span></text:span></text:h>
      <text:list text:style-name="WW8Num8">
        <text:list-item>
          <text:p text:style-name="P44">Designed and built event / Reactive eXtension (RxJDBC), RabbitMQ Message Oriented Middleware (MOM) front to an Oracle database as part of the Resiliency Project, Java, Git.</text:p>
        </text:list-item>
      </text:list>
      <text:p text:style-name="P38"/>
      <text:h text:style-name="Heading_20_3" text:outline-level="3"><text:soft-page-break/><text:span text:style-name="None"><text:span text:style-name="T6">2/</text:span></text:span><text:span text:style-name="None"><text:span text:style-name="T1">2014 – 5/2014 Software Engineer, Tendril Inc.</text:span></text:span></text:h>
      <text:list text:style-name="WW8Num9">
        <text:list-item>
          <text:p text:style-name="P45"><text:span text:style-name="None"><text:span text:style-name="T24">Backend / DevOps Engineer on SOA Finagle+Protobuf+Cloud Java/Scala microservices.</text:span></text:span></text:p>
        </text:list-item>
        <text:list-item>
          <text:p text:style-name="P45"><text:span text:style-name="None"><text:span text:style-name="T24">Atlassian, Cucumber BDD, PostgreSQL, Hadoop, Hibernate, Scala, IntelliJ IDEA, Git.</text:span></text:span></text:p>
        </text:list-item>
      </text:list>
      <text:p text:style-name="Body"><text:span text:style-name="None"><text:span text:style-name="T24"/></text:span></text:p>
      <text:h text:style-name="Heading_20_3" text:outline-level="3"><text:span text:style-name="None"><text:span text:style-name="T5">2</text:span></text:span><text:span text:style-name="None"><text:span text:style-name="T6">/</text:span></text:span><text:span text:style-name="None"><text:span text:style-name="T1">2010 – </text:span></text:span><text:span text:style-name="None"><text:span text:style-name="T6">12/</text:span></text:span><text:span text:style-name="None"><text:span text:style-name="T1">2013 Senior Software Engineer, JDA Software / RedPrairie / StorePerform</text:span></text:span></text:h>
      <text:list text:style-name="WW8Num10">
        <text:list-item>
          <text:p text:style-name="P46"><text:span text:style-name="None"><text:span text:style-name="T24">Project Lead for integration of iOS/Android mobile task system with legacy web-based system.</text:span></text:span></text:p>
        </text:list-item>
        <text:list-item>
          <text:p text:style-name="P46"><text:span text:style-name="None"><text:span text:style-name="T24">Extended and maintained legacy J2EE web-based task management system.</text:span></text:span></text:p>
        </text:list-item>
        <text:list-item>
          <text:p text:style-name="P46"><text:span text:style-name="None"><text:span text:style-name="T24">Customers included Fortune 500 companies. Scalability and performance were paramount.</text:span></text:span></text:p>
        </text:list-item>
        <text:list-item>
          <text:p text:style-name="P46"><text:span text:style-name="None"><text:span text:style-name="T24">Technologies: OSGi, Gradle, and SQL Server, Git, Mercurial, Subversion, CVS.</text:span></text:span></text:p>
        </text:list-item>
      </text:list>
      <text:p text:style-name="Body"><text:span text:style-name="None"><text:span text:style-name="T24"/></text:span></text:p>
      <text:h text:style-name="Heading_20_3" text:outline-level="3"><text:span text:style-name="None"><text:span text:style-name="T6">1/</text:span></text:span><text:span text:style-name="None"><text:span text:style-name="T1">2008 – </text:span></text:span><text:span text:style-name="None"><text:span text:style-name="T6">12/</text:span></text:span><text:span text:style-name="None"><text:span text:style-name="T1">2009 Independent Software Development Consultant</text:span></text:span></text:h>
      <text:list text:style-name="WW8Num11">
        <text:list-item>
          <text:p text:style-name="P47"><text:span text:style-name="None"><text:span text:style-name="T24">Extended and maintained a JEE merchandise inventory system with MySQL DB, Java, Spring.</text:span></text:span></text:p>
        </text:list-item>
        <text:list-item>
          <text:p text:style-name="P47"><text:span text:style-name="None"><text:span text:style-name="T24">Customers: AmDocs, Etilize, Bell South, eBay, Frontier Airlines, Skyway.</text:span></text:span></text:p>
        </text:list-item>
      </text:list>
      <text:p text:style-name="Body"><text:span text:style-name="None"><text:span text:style-name="T24"/></text:span></text:p>
      <text:h text:style-name="P62" text:outline-level="3"><text:span text:style-name="None"><text:span text:style-name="T6">2/</text:span></text:span><text:span text:style-name="None"><text:span text:style-name="T1">2007 – </text:span></text:span><text:span text:style-name="None"><text:span text:style-name="T6">12/2007</text:span></text:span><text:span text:style-name="None"><text:span text:style-name="T1"> Chief Operation Officer, Evolution Hosting, Inc.</text:span></text:span></text:h>
      <text:list text:style-name="WW8Num12">
        <text:list-item>
          <text:p text:style-name="P48"><text:span text:style-name="None"><text:span text:style-name="T24">ViaWest data center Linux servers for J2EE applications with Java management software, Java, Linux, VMware, Zen, Amazon Web Services.</text:span></text:span></text:p>
        </text:list-item>
        <text:list-item>
          <text:p text:style-name="P48"><text:span text:style-name="None"><text:span text:style-name="T24">Large number of customers including Crocs, Wells Fargo, and Hunter Douglas.</text:span></text:span></text:p>
        </text:list-item>
      </text:list>
      <text:p text:style-name="Body"><text:span text:style-name="None"><text:span text:style-name="T24"/></text:span></text:p>
      <text:h text:style-name="Heading_20_3" text:outline-level="3"><text:span text:style-name="None"><text:span text:style-name="T6">2/</text:span></text:span><text:span text:style-name="None"><text:span text:style-name="T1">2004 – </text:span></text:span><text:span text:style-name="None"><text:span text:style-name="T6">1/</text:span></text:span><text:span text:style-name="None"><text:span text:style-name="T1">2007 Independent Software Development &amp; Java Consultant</text:span></text:span></text:h>
      <text:list text:style-name="WW8Num13">
        <text:list-item>
          <text:p text:style-name="P49"><text:span text:style-name="None"><text:span text:style-name="T24">Created NIO client with could reach 100 Mb/s scale message rates.</text:span></text:span></text:p>
        </text:list-item>
        <text:list-item>
          <text:p text:style-name="P49"><text:span text:style-name="None"><text:span text:style-name="T24">Created new web sites, Java.</text:span></text:span></text:p>
        </text:list-item>
        <text:list-item>
          <text:p text:style-name="P49"><text:span text:style-name="None"><text:span text:style-name="T24">Consulted at eBay, Frontier Airlines, Bell South, Skyway representing Sun Microsystems, Inc.</text:span></text:span></text:p>
        </text:list-item>
      </text:list>
      <text:p text:style-name="Body"><text:span text:style-name="None"><text:span text:style-name="T24"/></text:span></text:p>
      <text:h text:style-name="Heading_20_3" text:outline-level="3"><text:span text:style-name="None"><text:span text:style-name="T6">2/</text:span></text:span><text:span text:style-name="None"><text:span text:style-name="T1">2002 – </text:span></text:span><text:span text:style-name="None"><text:span text:style-name="T6">2/</text:span></text:span><text:span text:style-name="None"><text:span text:style-name="T1">2004 Senior Software Architect, Pack-expo, Inc.</text:span></text:span></text:h>
      <text:list xml:id="list922882724" text:style-name="WW8Num14">
        <text:list-item>
          <text:p text:style-name="P50"><text:span text:style-name="None"><text:span text:style-name="T24">Created a reporting system for packaging advertising services.</text:span></text:span></text:p>
        </text:list-item>
        <text:list-item>
          <text:p text:style-name="P50"><text:span text:style-name="None"><text:span text:style-name="T24">Maintained packaging advertising web site.</text:span></text:span></text:p>
        </text:list-item>
        <text:list-item>
          <text:p text:style-name="P50"><text:span text:style-name="None"><text:span text:style-name="T24">Technologies: JBoss, Linux, MySQL, IntelliJ, BeanShell, JSP, Lzop'ed data stream for large DB backups over NFS mounts, Java, Groovy.</text:span></text:span></text:p>
        </text:list-item>
      </text:list>
      <text:p text:style-name="Body"><text:span text:style-name="None"><text:span text:style-name="T24"/></text:span></text:p>
      <text:h text:style-name="P64" text:outline-level="3"><text:span text:style-name="None"><text:span text:style-name="T46">2/</text:span></text:span><text:span text:style-name="None"><text:span text:style-name="T45">1999 </text:span></text:span><text:span text:style-name="None"><text:span text:style-name="T43">–</text:span></text:span><text:span text:style-name="None"><text:span text:style-name="T45"> </text:span></text:span><text:span text:style-name="None"><text:span text:style-name="T46">1/</text:span></text:span><text:span text:style-name="None"><text:span text:style-name="T45">2002 Java Consult</text:span></text:span><text:span text:style-name="None"><text:span text:style-name="T47">ing</text:span></text:span><text:span text:style-name="None"><text:span text:style-name="T45">, Sun Java Center, Sun Microsystems, Inc.</text:span></text:span></text:h>
      <text:list text:style-name="L6">
        <text:list-item>
          <text:p text:style-name="P52"><text:span text:style-name="None"><text:span text:style-name="T51">Represented Sun for RUP, UP, SunTone, OOA&amp;D mentoring and J2EE coding, Java, SCCS, Teamware, RCS, Solaris, Java.</text:span></text:span></text:p>
        </text:list-item>
        <text:list-item>
          <text:p text:style-name="P52"><text:span text:style-name="None"><text:span text:style-name="T51">Consulted at Citigroup, Vanguard Fiduciary Trust, Credit Suisse.</text:span></text:span></text:p>
        </text:list-item>
        <text:list-item>
          <text:p text:style-name="P52"><text:span text:style-name="None"><text:span text:style-name="T51">Performed an Architecture Assessment recommending SOA and JEE which later was followed as advised.</text:span></text:span></text:p>
        </text:list-item>
      </text:list>
      <text:p text:style-name="P10"><text:span text:style-name="None"><text:span text:style-name="T51"/></text:span></text:p>
      <text:h text:style-name="P62" text:outline-level="3"><text:soft-page-break/><text:span text:style-name="None"><text:span text:style-name="T46">4/</text:span></text:span><text:span text:style-name="None"><text:span text:style-name="T45">1998</text:span></text:span><text:span text:style-name="None"><text:span text:style-name="T43"> – </text:span></text:span><text:span text:style-name="None"><text:span text:style-name="T44">1/</text:span></text:span><text:span text:style-name="None"><text:span text:style-name="T45">1999 Java Developer, Sun Educational Services, Sun Microsystems, Inc.</text:span></text:span></text:h>
      <text:list text:continue-list="list922882724" text:style-name="WW8Num14">
        <text:list-item>
          <text:p text:style-name="P51"><text:span text:style-name="None"><text:span text:style-name="T51">Created web-based and Swing computer assisted training systems.</text:span></text:span></text:p>
        </text:list-item>
      </text:list>
      <text:list text:style-name="L7">
        <text:list-item>
          <text:p text:style-name="P53"><text:span text:style-name="None"><text:span text:style-name="T51">Improved the performance of our custom pseudo-recursive-descent parser template engine by adding caching of parser results and by altering the parsing algorithm.</text:span></text:span></text:p>
        </text:list-item>
      </text:list>
      <text:p text:style-name="P9"><text:span text:style-name="None"><text:span text:style-name="T51"/></text:span></text:p>
      <text:h text:style-name="Heading_20_2" text:outline-level="2"><text:span text:style-name="None"><text:span text:style-name="T7">Education, Certifications, Patents</text:span></text:span></text:h>
      <text:list text:style-name="WW8Num17">
        <text:list-item>
          <text:p text:style-name="P54"><text:span text:style-name="None"><text:span text:style-name="T24">AWS Certified Developer </text:span></text:span><text:span text:style-name="None"><text:span text:style-name="T36">(in progress)</text:span></text:span></text:p>
        </text:list-item>
        <text:list-item>
          <text:p text:style-name="P54"><text:span text:style-name="None"><text:span text:style-name="T24">Certified Java Developer</text:span></text:span></text:p>
        </text:list-item>
        <text:list-item>
          <text:p text:style-name="P54"><text:span text:style-name="None"><text:span text:style-name="T24">Certified Java Programmer</text:span></text:span></text:p>
        </text:list-item>
        <text:list-item>
          <text:p text:style-name="P54"><text:span text:style-name="None"><text:span text:style-name="T29">Patent: </text:span></text:span><text:a xlink:type="simple" xlink:href="http://www.patentgenius.com/patent/6907423.html" text:style-name="Internet_20_link" text:visited-style-name="Visited_20_Internet_20_Link"><text:span text:style-name="Internet_20_link"><text:span text:style-name="T24">#6907423</text:span></text:span></text:a><text:span text:style-name="None"><text:span text:style-name="T29"> Search engine interface and method of controlling client searches</text:span></text:span></text:p>
        </text:list-item>
        <text:list-item>
          <text:p text:style-name="P54"><text:span text:style-name="None"><text:span text:style-name="T24">B.S. Computer Science, University of Colorado at Boulder</text:span></text:span></text:p>
        </text:list-item>
        <text:list-item>
          <text:p text:style-name="P54"><text:span text:style-name="None"><text:span text:style-name="T24">Attended the United States Military Academy at West Point</text:span></text:span></text:p>
        </text:list-item>
      </text:list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4-09-09T05:59:52.195345074</dc:date>
    <meta:editing-cycles>109</meta:editing-cycles>
    <meta:editing-duration>PT3H45M55S</meta:editing-duration>
    <meta:generator>LibreOffice/24.2.5.2$MacOSX_X86_64 LibreOffice_project/bffef4ea93e59bebbeaf7f431bb02b1a39ee8a59</meta:generator>
    <meta:print-date>2024-08-29T09:38:59.663162095</meta:print-date>
    <meta:printed-by>PDF files: Tiffany Timbric</meta:printed-by>
    <meta:document-statistic meta:table-count="1" meta:image-count="0" meta:object-count="0" meta:page-count="6" meta:paragraph-count="187" meta:word-count="1323" meta:character-count="8508" meta:non-whitespace-character-count="7423"/>
  </office:meta>
</office:document-meta>
</file>